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4" style:family="graphic" style:parent-style-name="standard">
      <style:graphic-properties draw:marker-start="Circle" draw:marker-end="Arrow" draw:marker-end-width="0.3cm" draw:fill="solid" draw:fill-color="#ccffff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cm" svg:height="1cm" svg:x="11.5cm" svg:y="3cm">
          <text:p text:style-name="P1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2" draw:layer="layout" svg:width="3cm" svg:height="1cm" svg:x="16.5cm" svg:y="3cm">
          <text:p text:style-name="P1">sock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curve" svg:x1="14cm" svg:y1="3.5cm" svg:x2="16.5cm" svg:y2="3.5cm" draw:start-shape="id1" draw:start-glue-point="7" draw:end-shape="id2" svg:d="m14000 3500h2500">
          <text:p/>
        </draw:connector>
        <draw:custom-shape draw:style-name="gr1" draw:text-style-name="P1" draw:id="id3" draw:layer="layout" svg:width="2.5cm" svg:height="1cm" svg:x="11.5cm" svg:y="6cm">
          <text:p text:style-name="P1">Conn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2.75cm" svg:y1="4cm" svg:x2="12.75cm" svg:y2="6cm" draw:start-shape="id1" draw:start-glue-point="6" draw:end-shape="id3" draw:end-glue-point="4" svg:d="m12750 4000v2000">
          <text:p/>
        </draw:connector>
        <draw:custom-shape draw:style-name="gr2" draw:text-style-name="P1" draw:id="id4" draw:layer="layout" svg:width="3cm" svg:height="1cm" svg:x="16.5cm" svg:y="4cm">
          <text:p text:style-name="P1">sel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4cm" svg:y1="3.5cm" svg:x2="16.5cm" svg:y2="4.5cm" draw:start-shape="id1" draw:start-glue-point="7" draw:end-shape="id4" draw:end-glue-point="5" svg:d="m14000 3500h1251v1000h1249">
          <text:p/>
        </draw:connector>
        <draw:custom-shape draw:style-name="gr1" draw:text-style-name="P1" draw:id="id5" draw:layer="layout" svg:width="2.5cm" svg:height="1cm" svg:x="7cm" svg:y="7cm">
          <text:p text:style-name="P1">Prox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6" draw:layer="layout" svg:width="2.5cm" svg:height="1cm" svg:x="7cm" svg:y="8.5cm">
          <text:p text:style-name="P1">Request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7" draw:layer="layout" svg:width="3cm" svg:height="1cm" svg:x="16.5cm" svg:y="8cm">
          <text:p text:style-name="P1">jsonli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0.499cm" svg:x1="11.5cm" svg:y1="6.5cm" svg:x2="9.5cm" svg:y2="7.5cm" draw:start-shape="id3" draw:start-glue-point="5" draw:end-shape="id5" draw:end-glue-point="7" svg:d="m11500 6500h-500v1000h-1500">
          <text:p/>
        </draw:connector>
        <draw:connector draw:style-name="gr3" draw:text-style-name="P1" draw:layer="layout" draw:line-skew="0.499cm" svg:x1="11.5cm" svg:y1="6.5cm" svg:x2="9.5cm" svg:y2="9cm" draw:start-shape="id3" draw:start-glue-point="5" draw:end-shape="id6" svg:d="m11500 6500h-500v2500h-1500">
          <text:p/>
        </draw:connector>
        <draw:connector draw:style-name="gr3" draw:text-style-name="P1" draw:layer="layout" draw:line-skew="-0.251cm" svg:x1="14cm" svg:y1="6.5cm" svg:x2="16.5cm" svg:y2="8.5cm" draw:start-shape="id3" draw:end-shape="id7" draw:end-glue-point="5" svg:d="m14000 6500h1000v2000h1500">
          <text:p/>
        </draw:connector>
        <draw:custom-shape draw:style-name="gr2" draw:text-style-name="P1" draw:id="id9" draw:layer="layout" svg:width="3cm" svg:height="1cm" svg:x="16.5cm" svg:y="7cm">
          <text:p text:style-name="P1">threading.Loc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8" draw:layer="layout" svg:width="3cm" svg:height="1cm" svg:x="16.5cm" svg:y="6cm">
          <text:p text:style-name="P1">sock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curve" svg:x1="14cm" svg:y1="6.5cm" svg:x2="16.5cm" svg:y2="6.5cm" draw:start-shape="id3" draw:start-glue-point="7" draw:end-shape="id8" draw:end-glue-point="5" svg:d="m14000 6500h2500">
          <text:p/>
        </draw:connector>
        <draw:connector draw:style-name="gr3" draw:text-style-name="P1" draw:layer="layout" draw:line-skew="-0.251cm" svg:x1="14cm" svg:y1="6.5cm" svg:x2="16.5cm" svg:y2="7.5cm" draw:start-shape="id3" draw:start-glue-point="7" draw:end-shape="id9" draw:end-glue-point="5" svg:d="m14000 6500h1000v1000h1500">
          <text:p/>
        </draw:connector>
        <draw:custom-shape draw:style-name="gr1" draw:text-style-name="P1" draw:id="id10" draw:layer="layout" svg:width="3.5cm" svg:height="1cm" svg:x="6.5cm" svg:y="5cm">
          <text:p text:style-name="P1">RemoteObj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line-skew="0.249cm" svg:x1="11.5cm" svg:y1="6.5cm" svg:x2="10cm" svg:y2="5.5cm" draw:start-shape="id3" draw:start-glue-point="5" draw:end-shape="id10" draw:end-glue-point="1" svg:d="m11500 6500h-500v-1000h-1000">
          <text:p/>
        </draw:connector>
        <draw:connector draw:style-name="gr3" draw:text-style-name="P1" draw:layer="layout" draw:type="curve" svg:x1="8.25cm" svg:y1="6cm" svg:x2="8.25cm" svg:y2="7cm" draw:start-shape="id10" draw:start-glue-point="6" draw:end-shape="id5" draw:end-glue-point="4" svg:d="m8250 6000v1000">
          <text:p/>
        </draw:connector>
        <draw:custom-shape draw:style-name="gr1" draw:text-style-name="P1" draw:id="id11" draw:layer="layout" svg:width="2.5cm" svg:height="1cm" svg:x="7cm" svg:y="10cm">
          <text:p text:style-name="P1">BaseHandl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4" draw:layer="layout" svg:width="3cm" svg:height="1cm" svg:x="2cm" svg:y="8cm">
          <text:p text:style-name="P1">jsonli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0.499cm" svg:x1="11.5cm" svg:y1="6.5cm" svg:x2="9.5cm" svg:y2="10.5cm" draw:start-shape="id3" draw:start-glue-point="5" draw:end-shape="id11" draw:end-glue-point="7" svg:d="m11500 6500h-500v4000h-1500">
          <text:p/>
        </draw:connector>
        <draw:custom-shape draw:style-name="gr2" draw:text-style-name="P1" draw:id="id12" draw:layer="layout" svg:width="3cm" svg:height="1cm" svg:x="2cm" svg:y="9cm">
          <text:p text:style-name="P1">threading.Ev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7cm" svg:y1="9cm" svg:x2="5cm" svg:y2="9.5cm" draw:start-shape="id6" draw:end-shape="id12" svg:d="m7000 9000h-999v500h-1001">
          <text:p/>
        </draw:connector>
        <draw:custom-shape draw:style-name="gr2" draw:text-style-name="P1" draw:id="id13" draw:layer="layout" svg:width="3cm" svg:height="1cm" svg:x="2cm" svg:y="10cm">
          <text:p text:style-name="P1">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7cm" svg:y1="10.5cm" svg:x2="5cm" svg:y2="10.5cm" draw:start-shape="id11" draw:start-glue-point="5" draw:end-shape="id13" svg:d="m7000 10500h-2000">
          <text:p/>
        </draw:connector>
        <draw:connector draw:style-name="gr3" draw:text-style-name="P1" draw:layer="layout" svg:x1="7cm" svg:y1="9cm" svg:x2="5cm" svg:y2="8.5cm" draw:start-shape="id6" draw:start-glue-point="5" draw:end-shape="id14" draw:end-glue-point="7" svg:d="m7000 9000h-999v-500h-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20:02:40</meta:creation-date>
    <dc:date>2011-01-05T20:30:25</dc:date>
    <meta:editing-duration>PT00H12M20S</meta:editing-duration>
    <meta:editing-cycles>1</meta:editing-cycles>
    <meta:document-statistic meta:object-count="28"/>
    <meta:generator>OpenOffice.org/3.2$Linux OpenOffice.org_project/320m19$Build-9505</meta:generator>
  </office:meta>
</office:document-meta>
</file>